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28d" officeooo:paragraph-rsid="00088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66in" fo:margin-bottom="0.24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22:20:32.743892825</meta:creation-date>
    <meta:generator>LibreOffice/6.0.7.3$Linux_X86_64 LibreOffice_project/00m0$Build-3</meta:generator>
    <dc:date>2020-04-28T22:30:39.629313542</dc:date>
    <meta:editing-duration>PT10M5S</meta:editing-duration>
    <meta:editing-cycles>5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